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2.791cm" fo:min-width="7.60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none" svg:stroke-width="0.028cm" svg:stroke-color="#2e006f" draw:marker-start-width="0.242cm" draw:marker-end-width="0.242cm" draw:fill="none" draw:fill-color="#ffffff" draw:textarea-horizontal-align="left" draw:auto-grow-height="true" draw:auto-grow-width="true" fo:min-height="1.586cm" fo:min-width="14.755cm"/>
      <style:paragraph-properties style:writing-mode="lr-tb"/>
    </style:style>
    <style:style style:name="gr3" style:family="graphic" style:parent-style-name="standard">
      <style:graphic-properties draw:stroke="none" svg:stroke-width="0.028cm" svg:stroke-color="#2e006f" draw:marker-start-width="0.242cm" draw:marker-end-width="0.242cm" draw:fill="none" draw:fill-color="#ffffff" draw:textarea-horizontal-align="left" draw:auto-grow-height="true" draw:auto-grow-width="false" fo:min-height="1.801cm" fo:min-width="0cm"/>
      <style:paragraph-properties style:writing-mode="lr-tb"/>
    </style:style>
    <style:style style:name="gr4" style:family="graphic" style:parent-style-name="standard">
      <style:graphic-properties svg:stroke-width="0.028cm" svg:stroke-color="#2e006f" draw:marker-start-width="0.242cm" draw:marker-end-width="0.242cm" draw:fill-color="#e4a82f" draw:textarea-horizontal-align="justify" draw:textarea-vertical-align="middle" draw:auto-grow-height="false" fo:min-height="2.791cm" fo:min-width="7.606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2.592cm" fo:min-width="0.487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2e006f" draw:marker-start-width="0.242cm" draw:marker-end-width="0.242cm" draw:fill-color="#a4f7fd" draw:textarea-horizontal-align="justify" draw:textarea-vertical-align="middle" draw:auto-grow-height="false" fo:min-height="2.79cm" fo:min-width="7.606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2.853cm" fo:min-width="0.515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2e006f" draw:marker-start-width="0.242cm" draw:marker-end-width="0.242cm" draw:fill-color="#ffd7d7" draw:textarea-horizontal-align="justify" draw:textarea-vertical-align="middle" draw:auto-grow-height="false" fo:min-height="2.031cm" fo:min-width="4.0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draw:stroke="none" svg:stroke-width="0.028cm" svg:stroke-color="#2e006f" draw:marker-start-width="0.242cm" draw:marker-end-width="0.242cm" draw:fill="none" draw:fill-color="#ffffff" draw:textarea-horizontal-align="left" draw:auto-grow-height="true" draw:auto-grow-width="true" fo:min-height="1.587cm" fo:min-width="12.242cm"/>
      <style:paragraph-properties style:writing-mode="lr-tb"/>
    </style:style>
    <style:style style:name="gr10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2.852cm" fo:min-width="0.515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28cm" svg:stroke-color="#2e006f" draw:marker-start-width="0.242cm" draw:marker-end-width="0.242cm" draw:fill="none" draw:fill-color="#ffffff" draw:textarea-horizontal-align="left" draw:auto-grow-height="true" draw:auto-grow-width="true" fo:min-height="1.586cm" fo:min-width="12.559cm"/>
      <style:paragraph-properties style:writing-mode="lr-tb"/>
    </style:style>
    <style:style style:name="gr12" style:family="graphic" style:parent-style-name="standard">
      <style:graphic-properties draw:stroke="none" svg:stroke-width="0.028cm" svg:stroke-color="#2e006f" draw:marker-start-width="0.242cm" draw:marker-end-width="0.242cm" draw:fill="none" draw:fill-color="#ffffff" draw:textarea-horizontal-align="left" draw:auto-grow-height="true" draw:auto-grow-width="true" fo:min-height="1.586cm" fo:min-width="7.797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3" style:family="paragraph">
      <style:text-properties fo:color="#2e006f" loext:opacity="100%" style:font-name="Century Gothic" fo:font-size="32pt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32pt" style:text-underline-style="none" fo:font-weight="bold"/>
    </style:style>
    <style:style style:name="P5" style:family="paragraph">
      <style:text-properties fo:color="#2e006f" loext:opacity="100%" style:font-name="Century Gothic" fo:font-size="40pt" style:text-underline-style="none"/>
    </style:style>
    <style:style style:name="P6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40pt" style:text-underline-style="none" fo:font-weight="bold" style:font-weight-asian="bold" style:font-weight-complex="bold"/>
    </style:style>
    <style:style style:name="P7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8" style:family="paragraph">
      <loext:graphic-properties draw:fill-color="#ab97fd"/>
      <style:paragraph-properties fo:text-align="center"/>
      <style:text-properties fo:color="#2e006f" loext:opacity="100%" style:font-name="Century Gothic" fo:font-size="32pt" style:text-underline-style="none" fo:font-weight="bold"/>
    </style:style>
    <style:style style:name="P9" style:family="paragraph">
      <loext:graphic-properties draw:fill-color="#a4f7fd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10" style:family="paragraph">
      <loext:graphic-properties draw:fill-color="#ffd7d7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06cm" svg:height="3.041cm" svg:x="10.739cm" svg:y="12.088cm">
          <text:p text:style-name="P1"><text:span text:style-name="T1">Data 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5.255cm" svg:height="1.836cm" svg:x="7.165cm" svg:y="5.63cm">
          <draw:text-box>
            <text:p text:style-name="P3"><text:span text:style-name="T1">Data1 = spark.read.csv(...)</text:span></text:p>
          </draw:text-box>
        </draw:frame>
        <draw:frame draw:style-name="gr3" draw:text-style-name="P6" draw:layer="layout" svg:width="14.624cm" svg:height="2.051cm" svg:x="7.538cm" svg:y="1.489cm">
          <draw:text-box>
            <text:p text:style-name="P5"><text:span text:style-name="T2">Spark data life cycle</text:span></text:p>
          </draw:text-box>
        </draw:frame>
        <draw:custom-shape draw:style-name="gr4" draw:text-style-name="P7" draw:layer="layout" svg:width="8.106cm" svg:height="3.041cm" svg:x="10.739cm" svg:y="20.089cm">
          <text:p text:style-name="P1"><text:span text:style-name="T1">Data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27cm" svg:height="3.28cm" svg:x="13.779cm" svg:y="8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8.106cm" svg:height="3.04cm" svg:x="10.739cm" svg:y="28.303cm">
          <text:p text:style-name="P1"><text:span text:style-name="T1">Data 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027cm" svg:height="3.546cm" svg:x="13.779cm" svg:y="31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9.119cm" svg:height="4.561cm" svg:x="10.233cm" svg:y="35.903cm">
          <text:p text:style-name="P1"><text:span text:style-name="T1">Result =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2.027cm" svg:height="3.546cm" svg:x="13.779cm" svg:y="15.8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12.742cm" svg:height="1.837cm" svg:x="15.621cm" svg:y="16.249cm">
          <draw:text-box>
            <text:p text:style-name="P3"><text:span text:style-name="T1">Data2 = Data1.filter(...)</text:span></text:p>
          </draw:text-box>
        </draw:frame>
        <draw:custom-shape draw:style-name="gr10" draw:text-style-name="P8" draw:layer="layout" svg:width="2.027cm" svg:height="3.545cm" svg:x="13.779cm" svg:y="24.0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13.059cm" svg:height="1.836cm" svg:x="15.663cm" svg:y="24.499cm">
          <draw:text-box>
            <text:p text:style-name="P3"><text:span text:style-name="T1">Data3 = Data2.filter(...)</text:span></text:p>
          </draw:text-box>
        </draw:frame>
        <draw:frame draw:style-name="gr12" draw:text-style-name="P4" draw:layer="layout" svg:width="8.297cm" svg:height="1.836cm" svg:x="15.744cm" svg:y="32.306cm">
          <draw:text-box>
            <text:p text:style-name="P3"><text:span text:style-name="T1">Data3.count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02:55:36.476413960</meta:creation-date>
    <dc:date>2021-05-09T13:14:46.315085834</dc:date>
    <meta:editing-duration>PT15M51S</meta:editing-duration>
    <meta:editing-cycles>12</meta:editing-cycles>
    <meta:generator>LibreOffice/7.1.2.2$MacOSX_X86_64 LibreOffice_project/8a45595d069ef5570103caea1b71cc9d82b2aae4</meta:generator>
    <meta:document-statistic meta:object-count="13"/>
  </office:meta>
</office:document-meta>
</file>